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03106a" officeooo:paragraph-rsid="0003106a" style:font-weight-asian="bold" style:font-weight-complex="bold"/>
    </style:style>
    <style:style style:name="P2" style:family="paragraph" style:parent-style-name="Standard">
      <style:text-properties fo:font-weight="bold" officeooo:rsid="0003106a" officeooo:paragraph-rsid="00042b5d" style:font-weight-asian="bold" style:font-weight-complex="bold"/>
    </style:style>
    <style:style style:name="P3" style:family="paragraph" style:parent-style-name="Header">
      <style:text-properties fo:font-style="italic" fo:font-weight="bold" officeooo:rsid="0003106a" officeooo:paragraph-rsid="0003106a" style:font-style-asian="italic" style:font-weight-asian="bold" style:font-style-complex="italic" style:font-weight-complex="bold"/>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fo:font-weight="normal" officeooo:rsid="0003ae9c" style:font-weight-asian="normal" style:font-weight-complex="normal"/>
    </style:style>
    <style:style style:name="T4" style:family="text">
      <style:text-properties fo:font-weight="normal" officeooo:rsid="00042b5d" style:font-weight-asian="normal" style:font-weight-complex="normal"/>
    </style:style>
    <style:style style:name="T5" style:family="text">
      <style:text-properties fo:font-weight="normal" officeooo:rsid="0005435e" style:font-weight-asian="normal" style:font-weight-complex="normal"/>
    </style:style>
    <style:style style:name="T6" style:family="text">
      <style:text-properties style:text-line-through-style="none" style:text-line-through-type="none" fo:font-weight="normal" officeooo:rsid="0005435e" style:font-weight-asian="normal" style:font-weight-complex="normal"/>
    </style:style>
    <style:style style:name="T7" style:family="text">
      <style:text-properties style:text-line-through-style="none" style:text-line-through-type="none" fo:font-weight="normal" officeooo:rsid="0006877f" style:font-weight-asian="normal" style:font-weight-complex="normal"/>
    </style:style>
    <style:style style:name="T8" style:family="text">
      <style:text-properties style:text-line-through-style="none" style:text-line-through-type="none" fo:font-weight="normal" officeooo:rsid="0007906a" style:font-weight-asian="normal" style:font-weight-complex="normal"/>
    </style:style>
    <style:style style:name="T9" style:family="text">
      <style:text-properties style:text-line-through-style="none" style:text-line-through-type="none" fo:font-weight="normal" officeooo:rsid="00084ec0" style:font-weight-asian="normal" style:font-weight-complex="normal"/>
    </style:style>
    <style:style style:name="T10" style:family="text">
      <style:text-properties style:text-line-through-style="none" style:text-line-through-type="none" fo:font-weight="normal" officeooo:rsid="000884bb"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Every seat on Utunda bus had been ocupied. The driver was reviving the engine to leave the bus stop at 8:00am. Soon, the lady who was sitting next to me stood and …,<text:span text:style-name="T2"> looked </text:span><text:span text:style-name="T3">around and sat again. I was wondering what was bothering her. The bus left with a cloud of dust leaving the other pedestrians coughing. We past through Baraka road and then we took a juction to Karimi avenue. The bus stopped at Malli University and College. Some students got out and the bus started speeding again. </text:span></text:p>
      <text:p text:style-name="P1"><text:span text:style-name="T3"/></text:p>
      <text:p text:style-name="P2"><text:span text:style-name="T3"><text:tab/>The bus was moving faster than it is supposed to be, it continued for a very long journey and then one of the tire got </text:span><text:span text:style-name="T4">flat. The conductor quickly removed the flattened tire and then put on a spare tire which was at the back of the bus, in between 10 min, we were already on the road.</text:span></text:p>
      <text:p text:style-name="P2"><text:span text:style-name="T4"/></text:p>
      <text:p text:style-name="P2"><text:span text:style-name="T4"><text:tab/>After an hour, the rain started to come, it started with a drizzling, </text:span><text:span text:style-name="T5">we though the rain was just passing by and so we didn’t bother a lot. Then it started raining heavily. The driver started to move slower so the bus doesn’t enter as many pot-holes</text:span><text:span text:style-name="T3">. </text:span><text:span text:style-name="T5">After two hours, the rain stopped and there was mud everywhere. Passengers started getting woried if we got stuck in the mud. Splosh, the bus <text:s/>entered </text:span><text:span text:style-name="T6">a very deep <text:s/>hole. The driver tried to get out but nothing got out. It means, if we don’t push the bus, we will not reach </text:span><text:span text:style-name="T7">our destination. Some people got out of the bus and started walking and others started pushing the bus. The driver stayed at the stearing wheel while six people. I was one of them and included the conductor. We all pushed with all our strengths and the driver pressed on the accelaration wheel which sent mud flying behind. After some time, the bus got out of the hole, the remaining people entered the bus and we continued our journey. </text:span></text:p>
      <text:p text:style-name="P2"><text:span text:style-name="T7"/></text:p>
      <text:p text:style-name="P2"><text:span text:style-name="T7"><text:tab/>The bus stopped at a petrol station which was near a resturant. The bus driver took the puntured tyre while everyone else was out going to get something to eat. In the resturant, I bought some chips with a peace of chicken. I went to the super market and bought some crisps </text:span><text:span text:style-name="T8">and one 500 ml soda bottle with the pocket money which my parents gave me. We returned into the bus and </text:span><text:span text:style-name="T9">the jorney continued.</text:span></text:p>
      <text:p text:style-name="P2"><text:span text:style-name="T9"><text:tab/></text:span></text:p>
      <text:p text:style-name="P2"><text:span text:style-name="T9"><text:tab/>We headed on a murram road on top speed when one of the tyres got out and started to roll into a ditch. I had the screeching of tyres of other cars and the screams of people. The tyre roled into a ditch and stopped. The bus was moving fast trying to control it not entering the ditch nor hitting other cars. In saw that we were going to crash a tree so I timed where there was soft grass and jumped out of the window. In a drop of a hat, the bus collided to the tree. Since due to the speed of the bus and how strong the tree was, the bright blue bus was into pieces. There was glass, fire and blood everywhere. I called the ambulances, police and the fire truck to come. I and other pedestriants sturted evacuating the injured from the bus and putting them on a safe place. In a shake <text:s/>of a lamb’s tail, the ambulances, fire truck and police had come. The ambulances took the people in the bus into the hospital while the fire truck extinguished the fire. The police asked me some questions and a good samaritan dropped me to my grand-parents house. </text:span><text:span text:style-name="T10">This is a day that I never thought will happ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fo:font-weight="bold" officeooo:rsid="0003106a" officeooo:paragraph-rsid="0003106a" style:font-style-asian="italic" style:font-weight-asian="bold" style:font-style-complex="italic" style:font-weight-complex="bold"/>
    </style:style>
    <style:style style:name="MT1" style:family="text">
      <style:text-properties style:text-underline-style="solid" style:text-underline-width="auto" style:text-underline-color="font-color"/>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omposition writing. <text:span text:style-name="MT1">A DAY THAT I NEVER THOUGHT WILL HAPE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9T17:36:44.166384124</meta:creation-date>
    <dc:date>2020-04-29T18:52:55.299899800</dc:date>
    <meta:editing-duration>PT1M58S</meta:editing-duration>
    <meta:editing-cycles>1</meta:editing-cycles>
    <meta:document-statistic meta:table-count="0" meta:image-count="0" meta:object-count="0" meta:page-count="1" meta:paragraph-count="7" meta:word-count="625" meta:character-count="3295" meta:non-whitespace-character-count="2665"/>
    <meta:generator>LibreOffice/6.0.7.3$Linux_X86_64 LibreOffice_project/00m0$Build-3</meta:generator>
  </office:meta>
</office:document-meta>
</file>